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list-style-name="WWNum1">
      <style:paragraph-properties fo:line-height="200%"/>
    </style:style>
    <style:style style:name="P3" style:family="paragraph" style:parent-style-name="Text_20_body" style:list-style-name="WWNum1">
      <style:paragraph-properties fo:line-height="200%"/>
      <style:text-properties officeooo:paragraph-rsid="001257ab"/>
    </style:style>
    <style:style style:name="P4" style:family="paragraph" style:parent-style-name="Text_20_body" style:list-style-name="WWNum1">
      <style:paragraph-properties fo:line-height="200%"/>
      <style:text-properties officeooo:rsid="001257ab" officeooo:paragraph-rsid="001257ab"/>
    </style:style>
    <style:style style:name="P5" style:family="paragraph" style:parent-style-name="Text_20_body" style:list-style-name="WWNum1">
      <style:paragraph-properties fo:line-height="200%"/>
      <style:text-properties officeooo:rsid="00131604" officeooo:paragraph-rsid="00131604"/>
    </style:style>
    <style:style style:name="P6" style:family="paragraph" style:parent-style-name="Text_20_body" style:master-page-name="Standard">
      <style:paragraph-properties fo:line-height="200%" style:page-number="auto"/>
    </style:style>
    <style:style style:name="P7" style:family="paragraph" style:parent-style-name="Text_20_body" style:list-style-name="WWNum1" style:master-page-name="">
      <loext:graphic-properties draw:fill="none"/>
      <style:paragraph-properties fo:margin-left="0.5in" fo:margin-right="0in" fo:margin-top="0in" fo:margin-bottom="0.0972in" loext:contextual-spacing="false" fo:line-height="200%" fo:text-align="start" style:justify-single-word="false" fo:orphans="2" fo:widows="2" fo:text-indent="0.1866in" style:auto-text-indent="false" style:page-number="auto" fo:background-color="transparent" style:writing-mode="lr-tb">
        <style:tab-stops>
          <style:tab-stop style:position="0.3083in"/>
          <style:tab-stop style:position="0.5083in"/>
        </style:tab-stops>
      </style:paragraph-properties>
      <style:text-properties officeooo:paragraph-rsid="001257ab"/>
    </style:style>
    <style:style style:name="P8" style:family="paragraph" style:parent-style-name="Header">
      <style:paragraph-properties fo:text-align="center" style:justify-single-word="false"/>
    </style:style>
    <style:style style:name="T1" style:family="text">
      <style:text-properties officeooo:rsid="0011fa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irst and Last Name: <text:tab/><text:span text:style-name="T1">Michael Davis</text:span></text:p>
      <text:p text:style-name="P1">Interviewee’s Name: <text:tab/><text:span text:style-name="T1">Russ Riegel</text:span></text:p>
      <text:p text:style-name="P1">Interviewee’s Phone number and email: <text:tab/><text:span text:style-name="T1">rrriegel@ualr.edu</text:span></text:p>
      <text:p text:style-name="P1">Career: <text:tab/><text:span text:style-name="T1">UALR ITS Client Support Manager/Team Lead</text:span></text:p>
      <text:p text:style-name="P1">Questions:</text:p>
      <text:list xml:id="list1868789384" text:style-name="WWNum1">
        <text:list-item>
          <text:p text:style-name="P2">What first interested you in the career? </text:p>
        </text:list-item>
      </text:list>
      <text:p text:style-name="P1"><text:tab/><text:span text:style-name="T1">I have always been interested in computers and technology. I was introduced to them while I was still in High School. I took some classes in High School and in college. A professor on campus had a Mac Lab setup so I would spend a lot of time there learning how to use computers. I was not interested necessarily in working with computers as a profession, it was more of a hobby. After college I was a park ranger for some time. I often used computers to do reports even before the Parks System began implementing computers. After I moved on from that job I decided to find a job that involves technology as well as a decent amount of public interaction.</text:span></text:p>
      <text:list xml:id="list150050761315126" text:continue-numbering="true" text:style-name="WWNum1">
        <text:list-item>
          <text:p text:style-name="P3">What has been the most rewarding experiences of your career? </text:p>
          <text:list>
            <text:list-item>
              <text:list>
                <text:list-header>
                  <text:p text:style-name="P7">The most rewarding experiences of my career have been when I have been able to help people solve their problems. I enjoy getting to not only help them but also teach them or pass along some information.</text:p>
                </text:list-header>
              </text:list>
            </text:list-item>
          </text:list>
        </text:list-item>
        <text:list-item>
          <text:p text:style-name="P2">What has been the most difficult experiences of your career? </text:p>
          <text:p text:style-name="P4"><text:soft-page-break/>The most difficult experiences of my career have been employee performance reports. I do not enjoy having to maintain records on every employee’s behavior throughout the course of a year and then drag them away from their work to talk to them about it.</text:p>
        </text:list-item>
        <text:list-item>
          <text:p text:style-name="P2">What advice can you give someone interested in this field? </text:p>
          <text:p text:style-name="P4">Find the balance between being a manager and a technician. There are some managers who don’t know or understand what they are managing, but are good at delegating work and keeping things running smoothly and there are those that have the knowledge and skill to do all the work that they expect of their employees. </text:p>
        </text:list-item>
        <text:list-item>
          <text:p text:style-name="P2">What professional development opportunities do you have in this field? </text:p>
          <text:p text:style-name="P5">There are plenty of online resources as well as trainings hosted by many different organizations, however it all depends on the budget what I am able to do.</text:p>
        </text:list-item>
        <text:list-item>
          <text:p text:style-name="P2">What opportunities for advancement are available? </text:p>
          <text:p text:style-name="P5">For my position, there are possibilities for advancement, however they would require me to move to a completely different work environment and duties. </text:p>
        </text:list-item>
        <text:list-item>
          <text:p text:style-name="P2">Can you describe an ordinary day in your field? </text:p>
          <text:p text:style-name="P5">Starts early and ends late. I come in and see if there is any important news from management/campus, then check my tickets and my employees’ tickets. I see how productive my team has been and see where they can improve. If there are any purchases that need to be approved I take care of those and there are often meetings that I need to attend. Other than that it is similar to that of any one else in the Assistance Center.</text:p>
        </text:list-item>
        <text:list-item>
          <text:p text:style-name="P2">How has leadership and communication impacted your career? </text:p>
          <text:p text:style-name="P5"><text:soft-page-break/>Communication is usually terrible as not talking about a problem or issue hides incompetence and inability to try and solve the issue. Leadership depends on who takes the reigns. Good leaders are those who inspire people to go the extra mile and to have a positive attitude and bad leaders cause people to only work enough to make sure they still get paid. I have dealt with good leaders and bad leaders and it does make a difference which one is in contro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945in" fo:margin-bottom="0.1945in" loext:contextual-spacing="false" fo:line-height="2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1945in" fo:margin-bottom="0.1945in" loext:contextual-spacing="true"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Careers Interview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Wolf</meta:initial-creator>
    <meta:editing-cycles>5</meta:editing-cycles>
    <meta:creation-date>2016-09-20T16:34:00</meta:creation-date>
    <dc:date>2018-10-19T14:57:05.858000000</dc:date>
    <meta:editing-duration>PT25M58S</meta:editing-duration>
    <meta:generator>LibreOffice/6.1.2.1$Windows_X86_64 LibreOffice_project/65905a128db06ba48db947242809d14d3f9a93fe</meta:generator>
    <meta:document-statistic meta:table-count="0" meta:image-count="0" meta:object-count="0" meta:page-count="3" meta:paragraph-count="22" meta:word-count="577" meta:character-count="3278" meta:non-whitespace-character-count="2715"/>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